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6pt solid #000000"/>
    </style:style>
    <style:style style:name="ce13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8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3" office:value-type="string" calcext:value-type="string">
            <text:p><text:s/>- </text:p>
          </table:covered-table-cell>
          <table:covered-table-cell table:style-name="ce16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4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7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9" office:value-type="string" calcext:value-type="string">
            <text:p>Gravado</text:p>
          </table:table-cell>
          <table:table-cell table:style-name="ce19" office:value-type="string" calcext:value-type="string">
            <text:p>No gravado</text:p>
          </table:table-cell>
          <table:table-cell table:style-name="ce22" office:value-type="string" calcext:value-type="string">
            <text:p>IVA 21%</text:p>
          </table:table-cell>
          <table:table-cell table:style-name="ce19" office:value-type="string" calcext:value-type="string">
            <text:p>IVA 10,5%</text:p>
          </table:table-cell>
          <table:table-cell table:style-name="ce19" office:value-type="string" calcext:value-type="string">
            <text:p>IVA 27%</text:p>
          </table:table-cell>
          <table:table-cell table:style-name="ce24" office:value-type="string" calcext:value-type="string">
            <text:p>RET Y PERC IVA</text:p>
          </table:table-cell>
          <table:table-cell table:style-name="ce24" office:value-type="string" calcext:value-type="string">
            <text:p>RET Y PERC IIBB</text:p>
          </table:table-cell>
          <table:table-cell table:style-name="ce24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9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8"/>
          <table:covered-table-cell table:number-columns-repeated="3" table:style-name="ce9"/>
          <table:covered-table-cell table:number-columns-repeated="2" table:style-name="ce20"/>
          <table:covered-table-cell table:style-name="ce23"/>
          <table:covered-table-cell table:number-columns-repeated="2" table:style-name="ce20"/>
          <table:covered-table-cell table:number-columns-repeated="3" table:style-name="ce25"/>
          <table:covered-table-cell table:number-columns-repeated="2" table:style-name="ce9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0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0" office:value-type="string" calcext:value-type="string">
            <text:p><text:a xlink:href="relatorio://invoice.reference" xlink:type="simple">invoice.reference</text:a></text:p>
          </table:table-cell>
          <table:table-cell table:style-name="ce10" office:value-type="string" calcext:value-type="string">
            <text:p><text:a xlink:href="relatorio://invoice.party.name" xlink:type="simple">invoice.party.name</text:a></text:p>
          </table:table-cell>
          <table:table-cell table:style-name="ce10" office:value-type="string" calcext:value-type="string">
            <text:p><text:a xlink:href="relatorio://invoice.subdiario_type" xlink:type="simple">invoice.subdiario_type</text:a></text:p>
          </table:table-cell>
          <table:table-cell table:style-name="ce10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0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0" office:value-type="string" calcext:value-type="string">
            <text:p><text:a xlink:href="relatorio://invoice.party.vat_number" xlink:type="simple">invoice.party.vat_number</text:a></text:p>
          </table:table-cell>
          <table:table-cell table:style-name="ce21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1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table:style-name="ce21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style-name="ce10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2"/>
          <table:table-cell table:style-name="ce21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2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2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2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2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2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2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6:48:57.5846903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6:49:23.153015415</dc:date>
    <dc:creator>Luciano Rossi</dc:creator>
    <meta:editing-duration>PT5H11M24S</meta:editing-duration>
    <meta:editing-cycles>63</meta:editing-cycles>
    <meta:document-statistic meta:table-count="1" meta:cell-count="67" meta:object-count="0"/>
  </office:meta>
</office:document-meta>
</file>